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number:time-style style:name="T2">
      <number:hours/>
      <number:text>:</number:text>
      <number:minutes/>
    </number:time-style>
    <number:time-style style:name="T5">
      <number:hours/>
      <number:text>:</number:text>
      <number:minutes/>
      <number:am-pm/>
    </number:time-style>
    <number:time-style style:name="T6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width="true" fo:min-height="0.943cm" fo:min-width="3.014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.514cm" svg:height="1.193cm" svg:x="12.408cm" svg:y="10.111cm">
          <draw:text-box>
            <text:p><text:date style:data-style-name="D1" text:date-value="2016-01-26">26/01/16</text:dat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3.669cm" svg:height="1.193cm" svg:x="12.331cm" svg:y="10.111cm">
          <draw:text-box>
            <text:p><text:date style:data-style-name="D4" text:date-value="2016-01-26">26/01/2016</text:date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5.218cm" svg:height="1.193cm" svg:x="11.556cm" svg:y="10.111cm">
          <draw:text-box>
            <text:p><text:date style:data-style-name="D6" text:date-value="2016-01-26">26 January 2016</text:date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3.514cm" svg:height="1.193cm" svg:x="12.408cm" svg:y="10.111cm">
          <draw:text-box>
            <text:p><text:time style:data-style-name="T1" text:time-value="17:03:57.718875264">17:05:23</text:time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3.514cm" svg:height="1.193cm" svg:x="12.408cm" svg:y="10.111cm">
          <draw:text-box>
            <text:p><text:time style:data-style-name="T2" text:time-value="17:04:39.667686271" text:fixed="true">17:04</text:time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3.514cm" svg:height="1.193cm" svg:x="12.408cm" svg:y="10.111cm">
          <draw:text-box>
            <text:p><text:time style:data-style-name="T5" text:time-value="17:04:08.835280245">05:05 PM</text:time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4.096cm" svg:height="1.193cm" svg:x="12.117cm" svg:y="10.111cm">
          <draw:text-box>
            <text:p><text:time style:data-style-name="T6" text:time-value="17:04:14.982375782">05:05:23 PM</text:time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becca Randall</meta:initial-creator>
    <meta:creation-date>2016-01-26T16:57:04.055343819</meta:creation-date>
    <dc:date>2016-01-26T17:05:22.037135456</dc:date>
    <dc:creator>Rebecca Randall</dc:creator>
    <meta:editing-duration>PT8M20S</meta:editing-duration>
    <meta:editing-cycles>1</meta:editing-cycles>
    <meta:document-statistic meta:object-count="42"/>
    <meta:generator>LibreOfficeDev/5.2.0.0.alpha0$Linux_X86_64 LibreOffice_project/96d6ceac915b8a5a1f5165ff2941c59e4ad3cb8c</meta:generator>
  </office:meta>
</office:document-meta>
</file>